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2A600005EDA00024FED367BDA85.wmf"/>
  <manifest:file-entry manifest:media-type="image/jpeg" manifest:full-path="Pictures/1000000000000385000002299F43122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12326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solid" draw:fill-color="#d26e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-14.453cm 0cm 8.06cm 5.433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0.59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el1-title">
      <style:graphic-properties draw:stroke="none" draw:fill="none" draw:fill-color="#ffffff" draw:textarea-horizontal-align="justify" draw:textarea-vertical-align="middle" draw:auto-grow-height="true" draw:auto-grow-width="false" fo:min-height="1.445cm" fo:min-width="0cm" fo:padding-top="0.127cm" fo:padding-bottom="0.127cm" fo:padding-left="0.254cm" fo:padding-right="0.254cm" fo:wrap-option="no-wrap" draw:shadow="hidden" draw:shadow-color="#808080"/>
    </style:style>
    <style:style style:name="pr3" style:family="presentation" style:parent-style-name="Titel1-notes">
      <style:graphic-properties draw:stroke="none" draw:fill="none" draw:fill-color="#ffffff" draw:auto-grow-height="true" fo:min-height="11.428cm" draw:shadow="hidden"/>
    </style:style>
    <style:style style:name="pr4" style:family="presentation" style:parent-style-name="Standaard-title">
      <style:graphic-properties draw:stroke="none" draw:fill="none" draw:fill-color="#ffffff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Standaard-outline1">
      <style:graphic-properties draw:stroke="none" draw:fill="none" draw:fill-color="#ffffff" draw:textarea-horizontal-align="justify" draw:textarea-vertical-align="top" draw:auto-grow-height="true" draw:auto-grow-width="false" fo:min-height="10.75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Standaard-notes">
      <style:graphic-properties draw:stroke="none" draw:fill="none" draw:fill-color="#ffffff" draw:auto-grow-height="true" fo:min-height="11.428cm" draw:shadow="hidden"/>
    </style:style>
    <style:style style:name="pr7" style:family="presentation" style:parent-style-name="Standaard-title">
      <style:graphic-properties draw:stroke="none" draw:fill="none" draw:fill-color="#ffffff" draw:textarea-horizontal-align="justify" draw:textarea-vertical-align="middle" draw:auto-grow-height="true" draw:auto-grow-width="false" fo:min-height="1.91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Standaard-outline1">
      <style:graphic-properties draw:stroke="none" draw:fill="none" draw:fill-color="#ffffff" draw:textarea-horizontal-align="justify" draw:textarea-vertical-align="top" draw:auto-grow-height="true" draw:auto-grow-width="false" fo:min-height="11.012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123cm" fo:margin-bottom="0cm" fo:line-height="100%" text:enable-numbering="false" fo:text-indent="0cm" style:punctuation-wrap="hanging" style:line-break="stric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537cm" fo:margin-right="0cm" fo:margin-top="0.185cm" fo:margin-bottom="0cm" fo:line-height="100%" text:enable-numbering="true" fo:text-indent="-0.537cm" style:punctuation-wrap="hanging" style:line-break="strict"/>
    </style:style>
    <style:style style:name="P7" style:family="paragraph">
      <style:paragraph-properties fo:margin-left="0cm" fo:margin-right="0cm" fo:line-height="93%" text:enable-numbering="false" fo:text-indent="0cm" style:punctuation-wrap="hanging" style:line-break="strict"/>
    </style:style>
    <style:style style:name="P8" style:family="paragraph">
      <style:paragraph-properties fo:margin-left="0.537cm" fo:margin-right="0cm" fo:margin-top="0.185cm" fo:margin-bottom="0cm" fo:line-height="93%" text:enable-numbering="true" fo:text-indent="-0.537cm" style:punctuation-wrap="hanging" style:line-break="strict"/>
    </style:style>
    <style:style style:name="P9" style:family="paragraph">
      <style:paragraph-properties fo:margin-left="0.537cm" fo:margin-right="0cm" fo:margin-top="0.185cm" fo:margin-bottom="0cm" fo:line-height="93%" text:enable-numbering="false" fo:text-indent="-0.537cm" style:punctuation-wrap="hanging" style:line-break="strict"/>
    </style:style>
    <style:style style:name="P10" style:family="paragraph">
      <style:paragraph-properties fo:margin-left="1.847cm" fo:margin-right="0cm" fo:margin-top="0.141cm" fo:margin-bottom="0cm" fo:line-height="79%" text:enable-numbering="true" fo:text-indent="-0.37cm" style:punctuation-wrap="hanging" style:line-break="strict"/>
    </style:style>
    <style:style style:name="P11" style:family="paragraph">
      <style:paragraph-properties fo:margin-left="1.847cm" fo:margin-right="0cm" fo:margin-top="0.141cm" fo:margin-bottom="0cm" fo:line-height="79%" text:enable-numbering="false" fo:text-indent="-0.37cm" style:punctuation-wrap="hanging" style:line-break="strict"/>
    </style:style>
    <style:style style:name="T1" style:family="text">
      <style:text-properties fo:font-size="14pt" fo:language="en" fo:country="GB" style:font-size-asian="14pt" style:font-size-complex="14pt"/>
    </style:style>
    <style:style style:name="T2" style:family="text">
      <style:text-properties fo:color="#123260" fo:language="en" fo:country="GB"/>
    </style:style>
    <style:style style:name="T3" style:family="text">
      <style:text-properties fo:language="en" fo:country="GB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477cm" text:min-label-width="-0.207cm" text:min-label-distance="0.207cm"/>
        <style:text-properties fo:font-family="'Times New Roman'" style:font-family-generic="roman" style:font-pitch="variable" fo:color="#123260" fo:font-size="75%"/>
      </text:list-level-style-bullet>
      <text:list-level-style-bullet text:level="3" text:bullet-char="o">
        <style:list-level-properties text:space-before="2.645cm" text:min-label-width="-0.105cm" text:min-label-distance="0.105cm"/>
        <style:text-properties fo:font-family="Arial" style:font-family-generic="swiss" style:font-pitch="variable" fo:color="#123260" fo:font-size="50%"/>
      </text:list-level-style-bullet>
      <text:list-level-style-bullet text:level="4" text:bullet-char="–">
        <style:list-level-properties text:space-before="3.964cm" text:min-label-width="-0.154cm" text:min-label-distance="0.154cm"/>
        <style:text-properties fo:font-family="Arial" style:font-family-generic="swiss" style:font-pitch="variable" fo:color="#123260" fo:font-size="100%"/>
      </text:list-level-style-bullet>
      <text:list-level-style-bullet text:level="5" text:bullet-char="»">
        <style:list-level-properties text:space-before="5.128cm" text:min-label-width="-0.048cm" text:min-label-distance="0.048cm"/>
        <style:text-properties fo:font-family="Arial" style:font-family-generic="swiss" style:font-pitch="variable" fo:color="#123260" fo:font-size="100%"/>
      </text:list-level-style-bullet>
      <text:list-level-style-bullet text:level="6" text:bullet-char="»">
        <style:list-level-properties text:space-before="5.128cm" text:min-label-width="-0.048cm" text:min-label-distance="0.048cm"/>
        <style:text-properties fo:font-family="Arial" style:font-family-generic="swiss" style:font-pitch="variable" fo:color="#123260" fo:font-size="100%"/>
      </text:list-level-style-bullet>
      <text:list-level-style-bullet text:level="7" text:bullet-char="»">
        <style:list-level-properties text:space-before="5.128cm" text:min-label-width="-0.048cm" text:min-label-distance="0.048cm"/>
        <style:text-properties fo:font-family="Arial" style:font-family-generic="swiss" style:font-pitch="variable" fo:color="#123260" fo:font-size="100%"/>
      </text:list-level-style-bullet>
      <text:list-level-style-bullet text:level="8" text:bullet-char="»">
        <style:list-level-properties text:space-before="5.128cm" text:min-label-width="-0.048cm" text:min-label-distance="0.048cm"/>
        <style:text-properties fo:font-family="Arial" style:font-family-generic="swiss" style:font-pitch="variable" fo:color="#123260" fo:font-size="100%"/>
      </text:list-level-style-bullet>
      <text:list-level-style-bullet text:level="9" text:bullet-char="»">
        <style:list-level-properties text:space-before="5.128cm" text:min-label-width="-0.048cm" text:min-label-distance="0.048cm"/>
        <style:text-properties fo:font-family="Arial" style:font-family-generic="swiss" style:font-pitch="variable" fo:color="#12326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123260" fo:font-size="100%"/>
      </text:list-level-style-bullet>
    </text:list-style>
    <text:list-style style:name="L3">
      <text:list-level-style-bullet text:level="1" text:bullet-char="•">
        <style:list-level-properties text:min-label-width="0.537cm"/>
        <style:text-properties fo:font-family="Arial" style:font-family-generic="swiss" style:font-pitch="variable" fo:color="#123260" fo:font-size="100%"/>
      </text:list-level-style-bullet>
      <text:list-level-style-bullet text:level="2" text:bullet-char="•">
        <style:list-level-properties text:space-before="1.477cm" text:min-label-width="0.37cm"/>
        <style:text-properties fo:font-family="'Times New Roman'" style:font-family-generic="roman" style:font-pitch="variable" fo:color="#123260" fo:font-size="75%"/>
      </text:list-level-style-bullet>
      <text:list-level-style-bullet text:level="3" text:bullet-char="o">
        <style:list-level-properties text:space-before="2.645cm" text:min-label-width="0.516cm"/>
        <style:text-properties fo:font-family="Arial" style:font-family-generic="swiss" style:font-pitch="variable" fo:color="#123260" fo:font-size="50%"/>
      </text:list-level-style-bullet>
      <text:list-level-style-bullet text:level="4" text:bullet-char="–">
        <style:list-level-properties text:space-before="3.964cm" text:min-label-width="0.635cm"/>
        <style:text-properties fo:font-family="Arial" style:font-family-generic="swiss" style:font-pitch="variable" fo:color="#123260" fo:font-size="100%"/>
      </text:list-level-style-bullet>
      <text:list-level-style-bullet text:level="5" text:bullet-char="»">
        <style:list-level-properties text:space-before="5.128cm" text:min-label-width="0.635cm"/>
        <style:text-properties fo:font-family="Arial" style:font-family-generic="swiss" style:font-pitch="variable" fo:color="#123260" fo:font-size="100%"/>
      </text:list-level-style-bullet>
      <text:list-level-style-bullet text:level="6" text:bullet-char="»">
        <style:list-level-properties text:space-before="5.128cm" text:min-label-width="0.635cm"/>
        <style:text-properties fo:font-family="Arial" style:font-family-generic="swiss" style:font-pitch="variable" fo:color="#123260" fo:font-size="100%"/>
      </text:list-level-style-bullet>
      <text:list-level-style-bullet text:level="7" text:bullet-char="»">
        <style:list-level-properties text:space-before="5.128cm" text:min-label-width="0.635cm"/>
        <style:text-properties fo:font-family="Arial" style:font-family-generic="swiss" style:font-pitch="variable" fo:color="#123260" fo:font-size="100%"/>
      </text:list-level-style-bullet>
      <text:list-level-style-bullet text:level="8" text:bullet-char="»">
        <style:list-level-properties text:space-before="5.128cm" text:min-label-width="0.635cm"/>
        <style:text-properties fo:font-family="Arial" style:font-family-generic="swiss" style:font-pitch="variable" fo:color="#123260" fo:font-size="100%"/>
      </text:list-level-style-bullet>
    </text:list-style>
  </office:automatic-styles>
  <office:body>
    <office:presentation>
      <draw:page draw:name="page1" draw:style-name="dp1" draw:master-page-name="Titel1" presentation:presentation-page-layout-name="AL1T0">
        <office:forms form:automatic-focus="false" form:apply-design-mode="false"/>
        <draw:custom-shape draw:style-name="gr1" draw:text-style-name="P1" draw:layer="layout" svg:width="25.4cm" svg:height="8cm" svg:x="0cm" svg:y="2.125cm">
          <text:p text:style-name="P5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2.648cm" svg:height="0.856cm" svg:x="2.117cm" svg:y="11.006cm" presentation:class="subtitle" presentation:user-transformed="true">
          <draw:text-box>
            <text:p text:style-name="P2"><text:span text:style-name="T1">KLPD (- NR)</text:span></text:p>
          </draw:text-box>
        </draw:frame>
        <draw:custom-shape draw:style-name="gr2" draw:text-style-name="P1" draw:layer="layout" svg:width="25.4cm" svg:height="0.212cm" svg:x="0cm" svg:y="10.111cm">
          <text:p text:style-name="P5"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7.342cm" svg:height="10.46cm" svg:x="0cm" svg:y="2.028cm">
          <draw:image xlink:href="Pictures/200002A600005EDA00024FED367BDA85.wmf" xlink:type="simple" xlink:show="embed" xlink:actuate="onLoad">
            <text:p text:style-name="P5"/>
          </draw:image>
        </draw:frame>
        <draw:frame presentation:style-name="pr2" draw:text-style-name="P1" draw:layer="layout" svg:width="20.545cm" svg:height="1.699cm" svg:x="2.116cm" svg:y="12.488cm" presentation:class="title" presentation:user-transformed="true">
          <draw:text-box>
            <text:p text:style-name="P4"><text:span text:style-name="T2">My First Digiwash</text:span></text:p>
          </draw:text-box>
        </draw:frame>
        <presentation:notes draw:style-name="dp2">
          <draw:custom-shape draw:style-name="gr4" draw:text-style-name="P1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" draw:style-name="dp3" draw:master-page-name="Standaard" presentation:presentation-page-layout-name="AL2T1">
        <draw:frame presentation:style-name="pr4" draw:text-style-name="P1" draw:layer="layout" svg:width="20.836cm" svg:height="1.906cm" svg:x="2.024cm" svg:y="0.793cm" presentation:class="title" presentation:user-transformed="true">
          <draw:text-box>
            <text:p text:style-name="P4"><text:span text:style-name="T3">My First Digiwash</text:span></text:p>
          </draw:text-box>
        </draw:frame>
        <draw:frame presentation:style-name="pr5" draw:text-style-name="P1" draw:layer="layout" svg:width="20.796cm" svg:height="11.012cm" svg:x="2.064cm" svg:y="2.962cm" presentation:class="outline" presentation:user-transformed="true">
          <draw:text-box>
            <text:list text:style-name="L3">
              <text:list-item>
                <text:p text:style-name="P6"><text:span text:style-name="T3">Create a case </text:span></text:p>
              </text:list-item>
            </text:list>
            <text:list text:style-name="L3">
              <text:list-item>
                <text:p text:style-name="P6"><text:span text:style-name="T3">Prepare GUI</text:span></text:p>
              </text:list-item>
            </text:list>
            <text:list text:style-name="L3">
              <text:list-item>
                <text:p text:style-name="P6"><text:span text:style-name="T3">Start Digiwash</text:span></text:p>
              </text:list-item>
            </text:list>
            <text:list text:style-name="L3">
              <text:list-item>
                <text:p text:style-name="P6"><text:span text:style-name="T3">Insert evidence</text:span></text:p>
              </text:list-item>
            </text:list>
          </draw:text-box>
        </draw:frame>
        <presentation:notes draw:style-name="dp4">
          <draw:custom-shape draw:style-name="gr4" draw:text-style-name="P1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6" draw:text-style-name="P5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3" draw:style-name="dp3" draw:master-page-name="Standaard" presentation:presentation-page-layout-name="AL2T1">
        <office:forms form:automatic-focus="false" form:apply-design-mode="false"/>
        <draw:frame presentation:style-name="pr7" draw:text-style-name="P1" draw:layer="layout" svg:width="20.743cm" svg:height="1.91cm" svg:x="2.116cm" svg:y="0.753cm" presentation:class="title" presentation:user-transformed="true">
          <draw:text-box>
            <text:p text:style-name="P7"><text:span text:style-name="T3">createcase.pl</text:span></text:p>
          </draw:text-box>
        </draw:frame>
        <draw:frame presentation:style-name="pr8" draw:text-style-name="P1" draw:layer="layout" svg:width="20.796cm" svg:height="11.012cm" svg:x="2.064cm" svg:y="2.962cm" presentation:class="outline" presentation:user-transformed="true">
          <draw:text-box>
            <text:list text:style-name="L3">
              <text:list-item>
                <text:p text:style-name="P8"><text:span text:style-name="T3">2 parameters case and a password </text:span></text:p>
              </text:list-item>
            </text:list>
            <text:list text:style-name="L3">
              <text:list-item>
                <text:p text:style-name="P9"><text:span text:style-name="T3"/></text:p>
              </text:list-item>
            </text:list>
            <text:list text:style-name="L3">
              <text:list-item>
                <text:p text:style-name="P8"><text:span text:style-name="T3">Creates directory structure in /var/ocfa/&lt;case&gt;</text:span></text:p>
              </text:list-item>
            </text:list>
            <text:list text:style-name="L3">
              <text:list-item>
                <text:p text:style-name="P9"><text:span text:style-name="T3"/></text:p>
              </text:list-item>
            </text:list>
            <text:list text:style-name="L3">
              <text:list-item>
                <text:p text:style-name="P8"><text:span text:style-name="T3">Creates a &lt;case&gt;.conf in /usr/local/digiwash2.0/etc</text:span></text:p>
              </text:list-item>
            </text:list>
            <text:list text:style-name="L3">
              <text:list-item>
                <text:p text:style-name="P9"><text:span text:style-name="T3"/></text:p>
              </text:list-item>
            </text:list>
            <text:list text:style-name="L3">
              <text:list-item>
                <text:p text:style-name="P8"><text:span text:style-name="T3">Create a &lt;case&gt;.conf in /var/ocfa/httpd</text:span></text:p>
              </text:list-item>
            </text:list>
            <text:list text:style-name="L3">
              <text:list-item>
                <text:p text:style-name="P9"><text:span text:style-name="T3"/></text:p>
              </text:list-item>
            </text:list>
            <text:list text:style-name="L3">
              <text:list-item>
                <text:p text:style-name="P8"><text:span text:style-name="T3">Creates a database and fills it with necessary tables and methods</text:span></text:p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3"/>
          <draw:frame presentation:style-name="pr6" draw:text-style-name="P5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4" draw:style-name="dp3" draw:master-page-name="Standaard" presentation:presentation-page-layout-name="AL2T1">
        <draw:frame presentation:style-name="pr7" draw:text-style-name="P1" draw:layer="layout" svg:width="20.743cm" svg:height="1.91cm" svg:x="2.116cm" svg:y="0.753cm" presentation:class="title" presentation:user-transformed="true">
          <draw:text-box>
            <text:p text:style-name="P7"><text:span text:style-name="T3">Prepare GUI</text:span></text:p>
          </draw:text-box>
        </draw:frame>
        <draw:frame presentation:style-name="pr8" draw:text-style-name="P1" draw:layer="layout" svg:width="20.796cm" svg:height="11.012cm" svg:x="2.064cm" svg:y="2.962cm" presentation:class="outline" presentation:user-transformed="true">
          <draw:text-box>
            <text:list text:style-name="L3">
              <text:list-item>
                <text:p text:style-name="P8"><text:span text:style-name="T3">sudo /etc/init.d/apache restart</text:span></text:p>
              </text:list-item>
            </text:list>
            <text:list text:style-name="L3">
              <text:list-item>
                <text:p text:style-name="P9"><text:span text:style-name="T3"/></text:p>
              </text:list-item>
            </text:list>
            <text:list text:style-name="L3">
              <text:list-item>
                <text:p text:style-name="P8"><text:span text:style-name="T3">Add &lt;case&gt;.ocfa.loc entry in your host file.</text:span></text:p>
              </text:list-item>
            </text:list>
            <text:list text:style-name="L3">
              <text:list-item>
                <text:p text:style-name="P9"><text:span text:style-name="T3"/></text:p>
              </text:list-item>
            </text:list>
            <text:list text:style-name="L3">
              <text:list-item>
                <text:p text:style-name="P8"><text:span text:style-name="T3">Open Firefox and go to &lt;case&gt;.ocfa.loc</text:span></text:p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4"/>
          <draw:frame presentation:style-name="pr6" draw:text-style-name="P5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5" draw:style-name="dp3" draw:master-page-name="Standaard" presentation:presentation-page-layout-name="AL2T1">
        <draw:frame presentation:style-name="pr7" draw:text-style-name="P1" draw:layer="layout" svg:width="20.743cm" svg:height="1.91cm" svg:x="2.116cm" svg:y="0.753cm" presentation:class="title" presentation:user-transformed="true">
          <draw:text-box>
            <text:p text:style-name="P7"><text:span text:style-name="T3">Start the digiwash</text:span></text:p>
          </draw:text-box>
        </draw:frame>
        <draw:frame presentation:style-name="pr8" draw:text-style-name="P1" draw:layer="layout" svg:width="20.796cm" svg:height="11.012cm" svg:x="2.064cm" svg:y="2.962cm" presentation:class="outline" presentation:user-transformed="true">
          <draw:text-box>
            <text:list text:style-name="L3">
              <text:list-item>
                <text:p text:style-name="P8"><text:span text:style-name="T3">casemon.pl &lt;casename&gt;</text:span></text:p>
              </text:list-item>
            </text:list>
            <text:list text:style-name="L3">
              <text:list-item>
                <text:p text:style-name="P9"><text:span text:style-name="T3"/></text:p>
              </text:list-item>
            </text:list>
            <text:list text:style-name="L3">
              <text:list-item>
                <text:p text:style-name="P8"><text:span text:style-name="T3">casemon.pl starts anycast </text:span></text:p>
              </text:list-item>
            </text:list>
            <text:list text:style-name="L3">
              <text:list-item>
                <text:p text:style-name="P9"><text:span text:style-name="T3"/></text:p>
              </text:list-item>
            </text:list>
            <text:list text:style-name="L3">
              <text:list-item>
                <text:p text:style-name="P8"><text:span text:style-name="T3">If messages arrive for a queue casemon.pl will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3">start the module if it was not started yet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3">restart the module if it crash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3">do nothing if the module crashed 3x within a few minutes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3"/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3">check out ppqoverview</text:span></text:p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5"/>
          <draw:frame presentation:style-name="pr6" draw:text-style-name="P5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6" draw:style-name="dp3" draw:master-page-name="Standaard" presentation:presentation-page-layout-name="AL2T1">
        <draw:frame presentation:style-name="pr7" draw:text-style-name="P1" draw:layer="layout" svg:width="20.743cm" svg:height="1.91cm" svg:x="2.116cm" svg:y="0.753cm" presentation:class="title" presentation:user-transformed="true">
          <draw:text-box>
            <text:p text:style-name="P7"><text:span text:style-name="T3">Enter evidence</text:span></text:p>
          </draw:text-box>
        </draw:frame>
        <draw:frame presentation:style-name="pr8" draw:text-style-name="P1" draw:layer="layout" svg:width="20.796cm" svg:height="11.012cm" svg:x="2.064cm" svg:y="2.962cm" presentation:class="outline" presentation:user-transformed="true">
          <draw:text-box>
            <text:list text:style-name="L3">
              <text:list-item>
                <text:p text:style-name="P8"><text:span text:style-name="T3">kickstart has a minimum of <text:s/>4 arguments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3">casena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3">evidencesour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3">ite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3">path to evide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3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3"/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3">casename, evidence source and item should contain only alphabetic characters or numbers</text:span></text:p>
              </text:list-item>
            </text:list>
            <text:list text:style-name="L3">
              <text:list-item>
                <text:p text:style-name="P8"><text:span text:style-name="T3">For example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3">kickstart mycase someSource thisItem /path/to/theEvidence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6"/>
          <draw:frame presentation:style-name="pr6" draw:text-style-name="P5" draw:layer="layout" svg:width="13.966cm" svg:height="11.428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12326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12326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Standaard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477cm" text:min-label-width="-0.207cm" text:min-label-distance="0.207cm"/>
            <style:text-properties fo:font-family="'Times New Roman'" style:font-family-generic="roman" style:font-pitch="variable" fo:color="#123260" fo:font-size="75%"/>
          </text:list-level-style-bullet>
          <text:list-level-style-bullet text:level="3" text:bullet-char="o">
            <style:list-level-properties text:space-before="2.645cm" text:min-label-width="-0.105cm" text:min-label-distance="0.105cm"/>
            <style:text-properties fo:font-family="Arial" style:font-family-generic="swiss" style:font-pitch="variable" fo:color="#123260" fo:font-size="50%"/>
          </text:list-level-style-bullet>
          <text:list-level-style-bullet text:level="4" text:bullet-char="–">
            <style:list-level-properties text:space-before="3.964cm" text:min-label-width="-0.154cm" text:min-label-distance="0.154cm"/>
            <style:text-properties fo:font-family="Arial" style:font-family-generic="swiss" style:font-pitch="variable" fo:color="#123260" fo:font-size="100%"/>
          </text:list-level-style-bullet>
          <text:list-level-style-bullet text:level="5" text:bullet-char="»">
            <style:list-level-properties text:space-before="5.128cm" text:min-label-width="-0.048cm" text:min-label-distance="0.048cm"/>
            <style:text-properties fo:font-family="Arial" style:font-family-generic="swiss" style:font-pitch="variable" fo:color="#123260" fo:font-size="100%"/>
          </text:list-level-style-bullet>
          <text:list-level-style-bullet text:level="6" text:bullet-char="»">
            <style:list-level-properties text:space-before="5.128cm" text:min-label-width="-0.048cm" text:min-label-distance="0.048cm"/>
            <style:text-properties fo:font-family="Arial" style:font-family-generic="swiss" style:font-pitch="variable" fo:color="#123260" fo:font-size="100%"/>
          </text:list-level-style-bullet>
          <text:list-level-style-bullet text:level="7" text:bullet-char="»">
            <style:list-level-properties text:space-before="5.128cm" text:min-label-width="-0.048cm" text:min-label-distance="0.048cm"/>
            <style:text-properties fo:font-family="Arial" style:font-family-generic="swiss" style:font-pitch="variable" fo:color="#123260" fo:font-size="100%"/>
          </text:list-level-style-bullet>
          <text:list-level-style-bullet text:level="8" text:bullet-char="»">
            <style:list-level-properties text:space-before="5.128cm" text:min-label-width="-0.048cm" text:min-label-distance="0.048cm"/>
            <style:text-properties fo:font-family="Arial" style:font-family-generic="swiss" style:font-pitch="variable" fo:color="#123260" fo:font-size="100%"/>
          </text:list-level-style-bullet>
          <text:list-level-style-bullet text:level="9" text:bullet-char="»">
            <style:list-level-properties text:space-before="5.128cm" text:min-label-width="-0.048cm" text:min-label-distance="0.048cm"/>
            <style:text-properties fo:font-family="Arial" style:font-family-generic="swiss" style:font-pitch="variable" fo:color="#123260" fo:font-size="100%"/>
          </text:list-level-style-bullet>
        </text:list-style>
      </style:graphic-properties>
      <style:paragraph-properties fo:margin-left="0cm" fo:margin-right="0cm" fo:margin-top="0.105cm" fo:margin-bottom="0cm" fo:line-height="93%" fo:text-align="end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/>
    </style:style>
    <style:style style:name="Standa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Standaard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ard-outline1" style:family="presentation">
      <style:graphic-properties draw:stroke="none" draw:fill="none">
        <text:list-style>
          <text:list-level-style-bullet text:level="1" text:bullet-char="•">
            <style:list-level-properties text:min-label-width="0.537cm"/>
            <style:text-properties fo:font-family="Arial" style:font-family-generic="swiss" style:font-pitch="variable" fo:color="#123260" fo:font-size="100%"/>
          </text:list-level-style-bullet>
          <text:list-level-style-bullet text:level="2" text:bullet-char="•">
            <style:list-level-properties text:space-before="1.477cm" text:min-label-width="0.37cm"/>
            <style:text-properties fo:font-family="'Times New Roman'" style:font-family-generic="roman" style:font-pitch="variable" fo:color="#123260" fo:font-size="75%"/>
          </text:list-level-style-bullet>
          <text:list-level-style-bullet text:level="3" text:bullet-char="o">
            <style:list-level-properties text:space-before="2.645cm" text:min-label-width="0.516cm"/>
            <style:text-properties fo:font-family="Arial" style:font-family-generic="swiss" style:font-pitch="variable" fo:color="#123260" fo:font-size="50%"/>
          </text:list-level-style-bullet>
          <text:list-level-style-bullet text:level="4" text:bullet-char="–">
            <style:list-level-properties text:space-before="3.964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5" text:bullet-char="»">
            <style:list-level-properties text:space-before="5.128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6" text:bullet-char="»">
            <style:list-level-properties text:space-before="5.128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7" text:bullet-char="»">
            <style:list-level-properties text:space-before="5.128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8" text:bullet-char="»">
            <style:list-level-properties text:space-before="5.128cm" text:min-label-width="0.635cm"/>
            <style:text-properties fo:font-family="Arial" style:font-family-generic="swiss" style:font-pitch="variable" fo:color="#123260" fo:font-size="100%"/>
          </text:list-level-style-bullet>
        </text:list-style>
      </style:graphic-properties>
      <style:paragraph-properties fo:margin-left="0.537cm" fo:margin-right="0cm" fo:margin-top="0.185cm" fo:margin-bottom="0cm" fo:line-height="93%" fo:text-align="start" text:enable-numbering="true" fo:text-indent="0cm" style:punctuation-wrap="hanging" style:line-break="strict" style:writing-mode="lr-tb">
        <style:tab-stops>
          <style:tab-stop style:position="0.732cm"/>
          <style:tab-stop style:position="2.002cm"/>
          <style:tab-stop style:position="3.272cm"/>
          <style:tab-stop style:position="4.542cm"/>
          <style:tab-stop style:position="5.812cm"/>
          <style:tab-stop style:position="7.082cm"/>
          <style:tab-stop style:position="8.352cm"/>
          <style:tab-stop style:position="9.622cm"/>
          <style:tab-stop style:position="10.892cm"/>
          <style:tab-stop style:position="12.162cm"/>
          <style:tab-stop style:position="13.432cm"/>
          <style:tab-stop style:position="14.702cm"/>
          <style:tab-stop style:position="15.972cm"/>
          <style:tab-stop style:position="17.242cm"/>
          <style:tab-stop style:position="18.512cm"/>
          <style:tab-stop style:position="19.782cm"/>
          <style:tab-stop style:position="21.052cm"/>
          <style:tab-stop style:position="22.322cm"/>
          <style:tab-stop style:position="23.592cm"/>
          <style:tab-stop style:position="24.862cm"/>
        </style:tab-stops>
      </style:paragraph-properties>
      <style:text-properties fo:color="#123260" style:text-outline="false" style:text-line-through-style="none" style:text-position="0% 100%" fo:font-family="Arial" style:font-family-generic="swiss" style:font-pitch="variable" fo:font-size="21pt" fo:font-style="normal" fo:text-shadow="none" style:text-underline-style="none" fo:font-weight="normal" style:font-family-asian="Arial" style:font-family-generic-asian="swiss" style:font-pitch-asian="variable" style:font-size-asian="21pt" style:font-style-asian="normal" style:font-weight-asian="normal" style:font-family-complex="Arial" style:font-family-generic-complex="swiss" style:font-pitch-complex="variable" style:font-size-complex="21pt" style:font-style-complex="normal" style:font-weight-complex="normal" style:text-emphasize="none" style:font-relief="none"/>
    </style:style>
    <style:style style:name="Standaard-outline2" style:family="presentation" style:parent-style-name="Standaard-outline1">
      <style:paragraph-properties fo:margin-left="1.847cm" fo:margin-right="0cm" fo:margin-top="0.141cm" fo:margin-bottom="0cm" fo:line-height="79%" fo:text-align="start" text:enable-numbering="true" fo:text-indent="0cm" style:punctuation-wrap="hanging" style:line-break="strict" style:writing-mode="lr-tb">
        <style:tab-stops>
          <style:tab-stop style:position="0.692cm"/>
          <style:tab-stop style:position="1.962cm"/>
          <style:tab-stop style:position="3.232cm"/>
          <style:tab-stop style:position="4.502cm"/>
          <style:tab-stop style:position="5.772cm"/>
          <style:tab-stop style:position="7.042cm"/>
          <style:tab-stop style:position="8.312cm"/>
          <style:tab-stop style:position="9.582cm"/>
          <style:tab-stop style:position="10.852cm"/>
          <style:tab-stop style:position="12.122cm"/>
          <style:tab-stop style:position="13.392cm"/>
          <style:tab-stop style:position="14.662cm"/>
          <style:tab-stop style:position="15.932cm"/>
          <style:tab-stop style:position="17.202cm"/>
          <style:tab-stop style:position="18.472cm"/>
          <style:tab-stop style:position="19.742cm"/>
          <style:tab-stop style:position="21.012cm"/>
          <style:tab-stop style:position="22.282cm"/>
          <style:tab-stop style:position="23.552cm"/>
          <style:tab-stop style:position="24.822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Standaard-outline3" style:family="presentation" style:parent-style-name="Standaard-outline2">
      <style:paragraph-properties fo:margin-left="3.161cm" fo:margin-right="0cm" fo:margin-top="0.141cm" fo:margin-bottom="0cm" fo:line-height="79%" fo:text-align="start" text:enable-numbering="true" fo:text-indent="0cm" style:punctuation-wrap="hanging" style:line-break="strict" style:writing-mode="lr-tb">
        <style:tab-stops>
          <style:tab-stop style:position="0.648cm"/>
          <style:tab-stop style:position="1.918cm"/>
          <style:tab-stop style:position="3.188cm"/>
          <style:tab-stop style:position="4.458cm"/>
          <style:tab-stop style:position="5.728cm"/>
          <style:tab-stop style:position="6.998cm"/>
          <style:tab-stop style:position="8.268cm"/>
          <style:tab-stop style:position="9.538cm"/>
          <style:tab-stop style:position="10.808cm"/>
          <style:tab-stop style:position="12.078cm"/>
          <style:tab-stop style:position="13.348cm"/>
          <style:tab-stop style:position="14.618cm"/>
          <style:tab-stop style:position="15.888cm"/>
          <style:tab-stop style:position="17.158cm"/>
          <style:tab-stop style:position="18.428cm"/>
          <style:tab-stop style:position="19.698cm"/>
          <style:tab-stop style:position="20.968cm"/>
          <style:tab-stop style:position="22.238cm"/>
          <style:tab-stop style:position="23.508cm"/>
          <style:tab-stop style:position="24.778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Standaard-outline4" style:family="presentation" style:parent-style-name="Standaard-outline3">
      <style:paragraph-properties fo:margin-left="4.599cm" fo:margin-right="0cm" fo:margin-top="0.141cm" fo:margin-bottom="0cm" fo:line-height="79%" fo:text-align="start" text:enable-numbering="true" fo:text-indent="0cm" style:punctuation-wrap="hanging" style:line-break="strict" style:writing-mode="lr-tb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Standaard-outline5" style:family="presentation" style:parent-style-name="Standaard-outline4">
      <style:paragraph-properties fo:margin-left="5.763cm" fo:margin-right="0cm" fo:margin-top="0.141cm" fo:margin-bottom="0cm" fo:line-height="79%" fo:text-align="start" text:enable-numbering="true" fo:text-indent="0cm" style:punctuation-wrap="hanging" style:line-break="strict" style:writing-mode="lr-tb">
        <style:tab-stops>
          <style:tab-stop style:position="0.586cm"/>
          <style:tab-stop style:position="1.856cm"/>
          <style:tab-stop style:position="3.126cm"/>
          <style:tab-stop style:position="4.396cm"/>
          <style:tab-stop style:position="5.666cm"/>
          <style:tab-stop style:position="6.936cm"/>
          <style:tab-stop style:position="8.206cm"/>
          <style:tab-stop style:position="9.476cm"/>
          <style:tab-stop style:position="10.746cm"/>
          <style:tab-stop style:position="12.016cm"/>
          <style:tab-stop style:position="13.286cm"/>
          <style:tab-stop style:position="14.556cm"/>
          <style:tab-stop style:position="15.826cm"/>
          <style:tab-stop style:position="17.096cm"/>
          <style:tab-stop style:position="18.366cm"/>
          <style:tab-stop style:position="19.636cm"/>
          <style:tab-stop style:position="20.906cm"/>
          <style:tab-stop style:position="22.176cm"/>
          <style:tab-stop style:position="23.446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Standaard-outline6" style:family="presentation" style:parent-style-name="Standaard-outline5">
      <style:paragraph-properties fo:margin-left="5.763cm" fo:margin-right="0cm" fo:margin-top="0.141cm" fo:margin-bottom="0cm" fo:line-height="79%" fo:text-align="start" text:enable-numbering="true" fo:text-indent="0cm" style:punctuation-wrap="hanging" style:line-break="strict" style:writing-mode="lr-tb">
        <style:tab-stops>
          <style:tab-stop style:position="0.586cm"/>
          <style:tab-stop style:position="1.856cm"/>
          <style:tab-stop style:position="3.126cm"/>
          <style:tab-stop style:position="4.396cm"/>
          <style:tab-stop style:position="5.666cm"/>
          <style:tab-stop style:position="6.936cm"/>
          <style:tab-stop style:position="8.206cm"/>
          <style:tab-stop style:position="9.476cm"/>
          <style:tab-stop style:position="10.746cm"/>
          <style:tab-stop style:position="12.016cm"/>
          <style:tab-stop style:position="13.286cm"/>
          <style:tab-stop style:position="14.556cm"/>
          <style:tab-stop style:position="15.826cm"/>
          <style:tab-stop style:position="17.096cm"/>
          <style:tab-stop style:position="18.366cm"/>
          <style:tab-stop style:position="19.636cm"/>
          <style:tab-stop style:position="20.906cm"/>
          <style:tab-stop style:position="22.176cm"/>
          <style:tab-stop style:position="23.446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Standaard-outline7" style:family="presentation" style:parent-style-name="Standaard-outline6">
      <style:paragraph-properties fo:margin-left="5.763cm" fo:margin-right="0cm" fo:margin-top="0.141cm" fo:margin-bottom="0cm" fo:line-height="79%" fo:text-align="start" text:enable-numbering="true" fo:text-indent="0cm" style:punctuation-wrap="hanging" style:line-break="strict" style:writing-mode="lr-tb">
        <style:tab-stops>
          <style:tab-stop style:position="0.586cm"/>
          <style:tab-stop style:position="1.856cm"/>
          <style:tab-stop style:position="3.126cm"/>
          <style:tab-stop style:position="4.396cm"/>
          <style:tab-stop style:position="5.666cm"/>
          <style:tab-stop style:position="6.936cm"/>
          <style:tab-stop style:position="8.206cm"/>
          <style:tab-stop style:position="9.476cm"/>
          <style:tab-stop style:position="10.746cm"/>
          <style:tab-stop style:position="12.016cm"/>
          <style:tab-stop style:position="13.286cm"/>
          <style:tab-stop style:position="14.556cm"/>
          <style:tab-stop style:position="15.826cm"/>
          <style:tab-stop style:position="17.096cm"/>
          <style:tab-stop style:position="18.366cm"/>
          <style:tab-stop style:position="19.636cm"/>
          <style:tab-stop style:position="20.906cm"/>
          <style:tab-stop style:position="22.176cm"/>
          <style:tab-stop style:position="23.446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Standaard-outline8" style:family="presentation" style:parent-style-name="Standaard-outline7">
      <style:paragraph-properties fo:margin-left="5.763cm" fo:margin-right="0cm" fo:margin-top="0.141cm" fo:margin-bottom="0cm" fo:line-height="79%" fo:text-align="start" text:enable-numbering="true" fo:text-indent="0cm" style:punctuation-wrap="hanging" style:line-break="strict" style:writing-mode="lr-tb">
        <style:tab-stops>
          <style:tab-stop style:position="0.586cm"/>
          <style:tab-stop style:position="1.856cm"/>
          <style:tab-stop style:position="3.126cm"/>
          <style:tab-stop style:position="4.396cm"/>
          <style:tab-stop style:position="5.666cm"/>
          <style:tab-stop style:position="6.936cm"/>
          <style:tab-stop style:position="8.206cm"/>
          <style:tab-stop style:position="9.476cm"/>
          <style:tab-stop style:position="10.746cm"/>
          <style:tab-stop style:position="12.016cm"/>
          <style:tab-stop style:position="13.286cm"/>
          <style:tab-stop style:position="14.556cm"/>
          <style:tab-stop style:position="15.826cm"/>
          <style:tab-stop style:position="17.096cm"/>
          <style:tab-stop style:position="18.366cm"/>
          <style:tab-stop style:position="19.636cm"/>
          <style:tab-stop style:position="20.906cm"/>
          <style:tab-stop style:position="22.176cm"/>
          <style:tab-stop style:position="23.446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Standaard-outline9" style:family="presentation" style:parent-style-name="Standaard-outline8">
      <style:paragraph-properties fo:margin-left="5.763cm" fo:margin-right="0cm" fo:margin-top="0.141cm" fo:margin-bottom="0cm" fo:line-height="79%" fo:text-align="start" text:enable-numbering="true" fo:text-indent="0cm" style:punctuation-wrap="hanging" style:line-break="strict" style:writing-mode="lr-tb">
        <style:tab-stops>
          <style:tab-stop style:position="0.586cm"/>
          <style:tab-stop style:position="1.856cm"/>
          <style:tab-stop style:position="3.126cm"/>
          <style:tab-stop style:position="4.396cm"/>
          <style:tab-stop style:position="5.666cm"/>
          <style:tab-stop style:position="6.936cm"/>
          <style:tab-stop style:position="8.206cm"/>
          <style:tab-stop style:position="9.476cm"/>
          <style:tab-stop style:position="10.746cm"/>
          <style:tab-stop style:position="12.016cm"/>
          <style:tab-stop style:position="13.286cm"/>
          <style:tab-stop style:position="14.556cm"/>
          <style:tab-stop style:position="15.826cm"/>
          <style:tab-stop style:position="17.096cm"/>
          <style:tab-stop style:position="18.366cm"/>
          <style:tab-stop style:position="19.636cm"/>
          <style:tab-stop style:position="20.906cm"/>
          <style:tab-stop style:position="22.176cm"/>
          <style:tab-stop style:position="23.446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el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12326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12326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Titel1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477cm" text:min-label-width="-0.207cm" text:min-label-distance="0.207cm"/>
            <style:text-properties fo:font-family="'Times New Roman'" style:font-family-generic="roman" style:font-pitch="variable" fo:color="#123260" fo:font-size="75%"/>
          </text:list-level-style-bullet>
          <text:list-level-style-bullet text:level="3" text:bullet-char="o">
            <style:list-level-properties text:space-before="2.645cm" text:min-label-width="-0.105cm" text:min-label-distance="0.105cm"/>
            <style:text-properties fo:font-family="Arial" style:font-family-generic="swiss" style:font-pitch="variable" fo:color="#123260" fo:font-size="50%"/>
          </text:list-level-style-bullet>
          <text:list-level-style-bullet text:level="4" text:bullet-char="–">
            <style:list-level-properties text:space-before="3.964cm" text:min-label-width="-0.154cm" text:min-label-distance="0.154cm"/>
            <style:text-properties fo:font-family="Arial" style:font-family-generic="swiss" style:font-pitch="variable" fo:color="#123260" fo:font-size="100%"/>
          </text:list-level-style-bullet>
          <text:list-level-style-bullet text:level="5" text:bullet-char="»">
            <style:list-level-properties text:space-before="5.128cm" text:min-label-width="-0.048cm" text:min-label-distance="0.048cm"/>
            <style:text-properties fo:font-family="Arial" style:font-family-generic="swiss" style:font-pitch="variable" fo:color="#123260" fo:font-size="100%"/>
          </text:list-level-style-bullet>
          <text:list-level-style-bullet text:level="6" text:bullet-char="»">
            <style:list-level-properties text:space-before="5.128cm" text:min-label-width="-0.048cm" text:min-label-distance="0.048cm"/>
            <style:text-properties fo:font-family="Arial" style:font-family-generic="swiss" style:font-pitch="variable" fo:color="#123260" fo:font-size="100%"/>
          </text:list-level-style-bullet>
          <text:list-level-style-bullet text:level="7" text:bullet-char="»">
            <style:list-level-properties text:space-before="5.128cm" text:min-label-width="-0.048cm" text:min-label-distance="0.048cm"/>
            <style:text-properties fo:font-family="Arial" style:font-family-generic="swiss" style:font-pitch="variable" fo:color="#123260" fo:font-size="100%"/>
          </text:list-level-style-bullet>
          <text:list-level-style-bullet text:level="8" text:bullet-char="»">
            <style:list-level-properties text:space-before="5.128cm" text:min-label-width="-0.048cm" text:min-label-distance="0.048cm"/>
            <style:text-properties fo:font-family="Arial" style:font-family-generic="swiss" style:font-pitch="variable" fo:color="#123260" fo:font-size="100%"/>
          </text:list-level-style-bullet>
          <text:list-level-style-bullet text:level="9" text:bullet-char="»">
            <style:list-level-properties text:space-before="5.128cm" text:min-label-width="-0.048cm" text:min-label-distance="0.048cm"/>
            <style:text-properties fo:font-family="Arial" style:font-family-generic="swiss" style:font-pitch="variable" fo:color="#123260" fo:font-size="100%"/>
          </text:list-level-style-bullet>
        </text:list-style>
      </style:graphic-properties>
      <style:paragraph-properties fo:margin-left="0cm" fo:margin-right="0cm" fo:margin-top="0.105cm" fo:margin-bottom="0cm" fo:line-height="93%" fo:text-align="end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</style:style>
    <style:style style:name="Titel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>
          <text:list-level-style-bullet text:level="1" text:bullet-char="•">
            <style:list-level-properties text:min-label-width="0.537cm"/>
            <style:text-properties fo:font-family="Arial" style:font-family-generic="swiss" style:font-pitch="variable" fo:color="#123260" fo:font-size="100%"/>
          </text:list-level-style-bullet>
          <text:list-level-style-bullet text:level="2" text:bullet-char="•">
            <style:list-level-properties text:space-before="1.477cm" text:min-label-width="0.37cm"/>
            <style:text-properties fo:font-family="'Times New Roman'" style:font-family-generic="roman" style:font-pitch="variable" fo:color="#123260" fo:font-size="75%"/>
          </text:list-level-style-bullet>
          <text:list-level-style-bullet text:level="3" text:bullet-char="o">
            <style:list-level-properties text:space-before="2.645cm" text:min-label-width="0.516cm"/>
            <style:text-properties fo:font-family="Arial" style:font-family-generic="swiss" style:font-pitch="variable" fo:color="#123260" fo:font-size="50%"/>
          </text:list-level-style-bullet>
          <text:list-level-style-bullet text:level="4" text:bullet-char="–">
            <style:list-level-properties text:space-before="3.964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5" text:bullet-char="»">
            <style:list-level-properties text:space-before="5.128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6" text:bullet-char="»">
            <style:list-level-properties text:space-before="5.128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7" text:bullet-char="»">
            <style:list-level-properties text:space-before="5.128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8" text:bullet-char="»">
            <style:list-level-properties text:space-before="5.128cm" text:min-label-width="0.635cm"/>
            <style:text-properties fo:font-family="Arial" style:font-family-generic="swiss" style:font-pitch="variable" fo:color="#123260" fo:font-size="100%"/>
          </text:list-level-style-bullet>
        </text:list-style>
      </style:graphic-properties>
      <style:paragraph-properties fo:margin-left="0.537cm" fo:margin-right="0cm" fo:margin-top="0.185cm" fo:margin-bottom="0cm" fo:line-height="93%" fo:text-align="start" text:enable-numbering="true" fo:text-indent="0cm" style:punctuation-wrap="hanging" style:line-break="strict" style:writing-mode="lr-tb">
        <style:tab-stops>
          <style:tab-stop style:position="0.732cm"/>
          <style:tab-stop style:position="2.002cm"/>
          <style:tab-stop style:position="3.272cm"/>
          <style:tab-stop style:position="4.542cm"/>
          <style:tab-stop style:position="5.812cm"/>
          <style:tab-stop style:position="7.082cm"/>
          <style:tab-stop style:position="8.352cm"/>
          <style:tab-stop style:position="9.622cm"/>
          <style:tab-stop style:position="10.892cm"/>
          <style:tab-stop style:position="12.162cm"/>
          <style:tab-stop style:position="13.432cm"/>
          <style:tab-stop style:position="14.702cm"/>
          <style:tab-stop style:position="15.972cm"/>
          <style:tab-stop style:position="17.242cm"/>
          <style:tab-stop style:position="18.512cm"/>
          <style:tab-stop style:position="19.782cm"/>
          <style:tab-stop style:position="21.052cm"/>
          <style:tab-stop style:position="22.322cm"/>
          <style:tab-stop style:position="23.592cm"/>
          <style:tab-stop style:position="24.862cm"/>
        </style:tab-stops>
      </style:paragraph-properties>
      <style:text-properties fo:color="#123260" style:text-outline="false" style:text-line-through-style="none" style:text-position="0% 100%" fo:font-family="Arial" style:font-family-generic="swiss" style:font-pitch="variable" fo:font-size="21pt" fo:font-style="normal" fo:text-shadow="none" style:text-underline-style="none" fo:font-weight="normal" style:font-family-asian="Arial" style:font-family-generic-asian="swiss" style:font-pitch-asian="variable" style:font-size-asian="21pt" style:font-style-asian="normal" style:font-weight-asian="normal" style:font-family-complex="Arial" style:font-family-generic-complex="swiss" style:font-pitch-complex="variable" style:font-size-complex="21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1.847cm" fo:margin-right="0cm" fo:margin-top="0.141cm" fo:margin-bottom="0cm" fo:line-height="79%" fo:text-align="start" text:enable-numbering="true" fo:text-indent="0cm" style:punctuation-wrap="hanging" style:line-break="strict" style:writing-mode="lr-tb">
        <style:tab-stops>
          <style:tab-stop style:position="0.692cm"/>
          <style:tab-stop style:position="1.962cm"/>
          <style:tab-stop style:position="3.232cm"/>
          <style:tab-stop style:position="4.502cm"/>
          <style:tab-stop style:position="5.772cm"/>
          <style:tab-stop style:position="7.042cm"/>
          <style:tab-stop style:position="8.312cm"/>
          <style:tab-stop style:position="9.582cm"/>
          <style:tab-stop style:position="10.852cm"/>
          <style:tab-stop style:position="12.122cm"/>
          <style:tab-stop style:position="13.392cm"/>
          <style:tab-stop style:position="14.662cm"/>
          <style:tab-stop style:position="15.932cm"/>
          <style:tab-stop style:position="17.202cm"/>
          <style:tab-stop style:position="18.472cm"/>
          <style:tab-stop style:position="19.742cm"/>
          <style:tab-stop style:position="21.012cm"/>
          <style:tab-stop style:position="22.282cm"/>
          <style:tab-stop style:position="23.552cm"/>
          <style:tab-stop style:position="24.822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61cm" fo:margin-right="0cm" fo:margin-top="0.141cm" fo:margin-bottom="0cm" fo:line-height="79%" fo:text-align="start" text:enable-numbering="true" fo:text-indent="0cm" style:punctuation-wrap="hanging" style:line-break="strict" style:writing-mode="lr-tb">
        <style:tab-stops>
          <style:tab-stop style:position="0.648cm"/>
          <style:tab-stop style:position="1.918cm"/>
          <style:tab-stop style:position="3.188cm"/>
          <style:tab-stop style:position="4.458cm"/>
          <style:tab-stop style:position="5.728cm"/>
          <style:tab-stop style:position="6.998cm"/>
          <style:tab-stop style:position="8.268cm"/>
          <style:tab-stop style:position="9.538cm"/>
          <style:tab-stop style:position="10.808cm"/>
          <style:tab-stop style:position="12.078cm"/>
          <style:tab-stop style:position="13.348cm"/>
          <style:tab-stop style:position="14.618cm"/>
          <style:tab-stop style:position="15.888cm"/>
          <style:tab-stop style:position="17.158cm"/>
          <style:tab-stop style:position="18.428cm"/>
          <style:tab-stop style:position="19.698cm"/>
          <style:tab-stop style:position="20.968cm"/>
          <style:tab-stop style:position="22.238cm"/>
          <style:tab-stop style:position="23.508cm"/>
          <style:tab-stop style:position="24.778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599cm" fo:margin-right="0cm" fo:margin-top="0.141cm" fo:margin-bottom="0cm" fo:line-height="79%" fo:text-align="start" text:enable-numbering="true" fo:text-indent="0cm" style:punctuation-wrap="hanging" style:line-break="strict" style:writing-mode="lr-tb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63cm" fo:margin-right="0cm" fo:margin-top="0.141cm" fo:margin-bottom="0cm" fo:line-height="79%" fo:text-align="start" text:enable-numbering="true" fo:text-indent="0cm" style:punctuation-wrap="hanging" style:line-break="strict" style:writing-mode="lr-tb">
        <style:tab-stops>
          <style:tab-stop style:position="0.586cm"/>
          <style:tab-stop style:position="1.856cm"/>
          <style:tab-stop style:position="3.126cm"/>
          <style:tab-stop style:position="4.396cm"/>
          <style:tab-stop style:position="5.666cm"/>
          <style:tab-stop style:position="6.936cm"/>
          <style:tab-stop style:position="8.206cm"/>
          <style:tab-stop style:position="9.476cm"/>
          <style:tab-stop style:position="10.746cm"/>
          <style:tab-stop style:position="12.016cm"/>
          <style:tab-stop style:position="13.286cm"/>
          <style:tab-stop style:position="14.556cm"/>
          <style:tab-stop style:position="15.826cm"/>
          <style:tab-stop style:position="17.096cm"/>
          <style:tab-stop style:position="18.366cm"/>
          <style:tab-stop style:position="19.636cm"/>
          <style:tab-stop style:position="20.906cm"/>
          <style:tab-stop style:position="22.176cm"/>
          <style:tab-stop style:position="23.446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63cm" fo:margin-right="0cm" fo:margin-top="0.141cm" fo:margin-bottom="0cm" fo:line-height="79%" fo:text-align="start" text:enable-numbering="true" fo:text-indent="0cm" style:punctuation-wrap="hanging" style:line-break="strict" style:writing-mode="lr-tb">
        <style:tab-stops>
          <style:tab-stop style:position="0.586cm"/>
          <style:tab-stop style:position="1.856cm"/>
          <style:tab-stop style:position="3.126cm"/>
          <style:tab-stop style:position="4.396cm"/>
          <style:tab-stop style:position="5.666cm"/>
          <style:tab-stop style:position="6.936cm"/>
          <style:tab-stop style:position="8.206cm"/>
          <style:tab-stop style:position="9.476cm"/>
          <style:tab-stop style:position="10.746cm"/>
          <style:tab-stop style:position="12.016cm"/>
          <style:tab-stop style:position="13.286cm"/>
          <style:tab-stop style:position="14.556cm"/>
          <style:tab-stop style:position="15.826cm"/>
          <style:tab-stop style:position="17.096cm"/>
          <style:tab-stop style:position="18.366cm"/>
          <style:tab-stop style:position="19.636cm"/>
          <style:tab-stop style:position="20.906cm"/>
          <style:tab-stop style:position="22.176cm"/>
          <style:tab-stop style:position="23.446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63cm" fo:margin-right="0cm" fo:margin-top="0.141cm" fo:margin-bottom="0cm" fo:line-height="79%" fo:text-align="start" text:enable-numbering="true" fo:text-indent="0cm" style:punctuation-wrap="hanging" style:line-break="strict" style:writing-mode="lr-tb">
        <style:tab-stops>
          <style:tab-stop style:position="0.586cm"/>
          <style:tab-stop style:position="1.856cm"/>
          <style:tab-stop style:position="3.126cm"/>
          <style:tab-stop style:position="4.396cm"/>
          <style:tab-stop style:position="5.666cm"/>
          <style:tab-stop style:position="6.936cm"/>
          <style:tab-stop style:position="8.206cm"/>
          <style:tab-stop style:position="9.476cm"/>
          <style:tab-stop style:position="10.746cm"/>
          <style:tab-stop style:position="12.016cm"/>
          <style:tab-stop style:position="13.286cm"/>
          <style:tab-stop style:position="14.556cm"/>
          <style:tab-stop style:position="15.826cm"/>
          <style:tab-stop style:position="17.096cm"/>
          <style:tab-stop style:position="18.366cm"/>
          <style:tab-stop style:position="19.636cm"/>
          <style:tab-stop style:position="20.906cm"/>
          <style:tab-stop style:position="22.176cm"/>
          <style:tab-stop style:position="23.446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63cm" fo:margin-right="0cm" fo:margin-top="0.141cm" fo:margin-bottom="0cm" fo:line-height="79%" fo:text-align="start" text:enable-numbering="true" fo:text-indent="0cm" style:punctuation-wrap="hanging" style:line-break="strict" style:writing-mode="lr-tb">
        <style:tab-stops>
          <style:tab-stop style:position="0.586cm"/>
          <style:tab-stop style:position="1.856cm"/>
          <style:tab-stop style:position="3.126cm"/>
          <style:tab-stop style:position="4.396cm"/>
          <style:tab-stop style:position="5.666cm"/>
          <style:tab-stop style:position="6.936cm"/>
          <style:tab-stop style:position="8.206cm"/>
          <style:tab-stop style:position="9.476cm"/>
          <style:tab-stop style:position="10.746cm"/>
          <style:tab-stop style:position="12.016cm"/>
          <style:tab-stop style:position="13.286cm"/>
          <style:tab-stop style:position="14.556cm"/>
          <style:tab-stop style:position="15.826cm"/>
          <style:tab-stop style:position="17.096cm"/>
          <style:tab-stop style:position="18.366cm"/>
          <style:tab-stop style:position="19.636cm"/>
          <style:tab-stop style:position="20.906cm"/>
          <style:tab-stop style:position="22.176cm"/>
          <style:tab-stop style:position="23.446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63cm" fo:margin-right="0cm" fo:margin-top="0.141cm" fo:margin-bottom="0cm" fo:line-height="79%" fo:text-align="start" text:enable-numbering="true" fo:text-indent="0cm" style:punctuation-wrap="hanging" style:line-break="strict" style:writing-mode="lr-tb">
        <style:tab-stops>
          <style:tab-stop style:position="0.586cm"/>
          <style:tab-stop style:position="1.856cm"/>
          <style:tab-stop style:position="3.126cm"/>
          <style:tab-stop style:position="4.396cm"/>
          <style:tab-stop style:position="5.666cm"/>
          <style:tab-stop style:position="6.936cm"/>
          <style:tab-stop style:position="8.206cm"/>
          <style:tab-stop style:position="9.476cm"/>
          <style:tab-stop style:position="10.746cm"/>
          <style:tab-stop style:position="12.016cm"/>
          <style:tab-stop style:position="13.286cm"/>
          <style:tab-stop style:position="14.556cm"/>
          <style:tab-stop style:position="15.826cm"/>
          <style:tab-stop style:position="17.096cm"/>
          <style:tab-stop style:position="18.366cm"/>
          <style:tab-stop style:position="19.636cm"/>
          <style:tab-stop style:position="20.906cm"/>
          <style:tab-stop style:position="22.176cm"/>
          <style:tab-stop style:position="23.446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el2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12326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12326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Titel2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12326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12326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12326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12326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12326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12326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12326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12326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123260" fo:font-size="100%"/>
          </text:list-level-style-bullet>
        </text:list-style>
      </style:graphic-properties>
      <style:paragraph-properties fo:margin-left="0cm" fo:margin-right="0cm" fo:margin-top="0.185cm" fo:margin-bottom="0cm" fo:line-height="93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123260" style:text-outline="false" style:text-line-through-style="none" style:text-position="0% 100%" fo:font-family="Arial" style:font-family-generic="swiss" style:font-pitch="variable" fo:font-size="21pt" fo:font-style="normal" fo:text-shadow="none" style:text-underline-style="none" fo:font-weight="normal" style:font-family-asian="Arial" style:font-family-generic-asian="swiss" style:font-pitch-asian="variable" style:font-size-asian="21pt" style:font-style-asian="normal" style:font-weight-asian="normal" style:font-family-complex="Arial" style:font-family-generic-complex="swiss" style:font-pitch-complex="variable" style:font-size-complex="21pt" style:font-style-complex="normal" style:font-weight-complex="normal" style:text-emphasize="none" style:font-relief="none"/>
    </style:style>
    <style:style style:name="Titel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2-backgroundobjects" style:family="presentation">
      <style:graphic-properties draw:shadow="hidden" draw:shadow-offset-x="0.3cm" draw:shadow-offset-y="0.3cm" draw:shadow-color="#808080"/>
    </style:style>
    <style:style style:name="Titel2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2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12326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12326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123260" fo:font-size="100%"/>
          </text:list-level-style-bullet>
        </text:list-style>
      </style:graphic-properties>
      <style:paragraph-properties fo:margin-left="0.948cm" fo:margin-right="0cm" fo:margin-top="0.185cm" fo:margin-bottom="0cm" fo:line-height="93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123260" style:text-outline="false" style:text-line-through-style="none" style:text-position="0% 100%" fo:font-family="Arial" style:font-family-generic="swiss" style:font-pitch="variable" fo:font-size="21pt" fo:font-style="normal" fo:text-shadow="none" style:text-underline-style="none" fo:font-weight="normal" style:font-family-asian="Arial" style:font-family-generic-asian="swiss" style:font-pitch-asian="variable" style:font-size-asian="21pt" style:font-style-asian="normal" style:font-weight-asian="normal" style:font-family-complex="Arial" style:font-family-generic-complex="swiss" style:font-pitch-complex="variable" style:font-size-complex="21pt" style:font-style-complex="normal" style:font-weight-complex="normal" style:text-emphasize="none" style:font-relief="none"/>
    </style:style>
    <style:style style:name="Titel2-outline2" style:family="presentation" style:parent-style-name="Titel2-outline1">
      <style:paragraph-properties fo:margin-left="2.059cm" fo:margin-right="0cm" fo:margin-top="0.141cm" fo:margin-bottom="0cm" fo:line-height="93%" fo:text-align="start" text:enable-numbering="true" fo:text-indent="0cm" style:punctuation-wrap="hanging" style:line-break="strict" style:writing-mode="lr-tb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3.175cm" fo:margin-right="0cm" fo:margin-top="0.141cm" fo:margin-bottom="0cm" fo:line-height="93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4.445cm" fo:margin-right="0cm" fo:margin-top="0.141cm" fo:margin-bottom="0cm" fo:line-height="93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5.715cm" fo:margin-right="0cm" fo:margin-top="0.141cm" fo:margin-bottom="0cm" fo:line-height="93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5.715cm" fo:margin-right="0cm" fo:margin-top="0.141cm" fo:margin-bottom="0cm" fo:line-height="93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5.715cm" fo:margin-right="0cm" fo:margin-top="0.141cm" fo:margin-bottom="0cm" fo:line-height="93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5.715cm" fo:margin-right="0cm" fo:margin-top="0.141cm" fo:margin-bottom="0cm" fo:line-height="93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5.715cm" fo:margin-right="0cm" fo:margin-top="0.141cm" fo:margin-bottom="0cm" fo:line-height="93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2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solid" draw:fill-color="#8c0029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solid" draw:fill-color="#d26e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Standaard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ard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Standaard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Standaard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Titel1-backgroundobjects" style:list-style-name="L3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el1-backgroundobjects" style:list-style-name="L3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Titel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Titel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Titel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Titel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Titel2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Titel2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13" style:family="presentation" style:parent-style-name="Titel2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14" style:family="presentation" style:parent-style-name="Titel2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line-height="100%" text:enable-numbering="false" fo:text-indent="0cm" style:line-break="strict"/>
    </style:style>
    <style:style style:name="P7" style:family="paragraph">
      <style:paragraph-properties fo:margin-left="0cm" fo:margin-right="0cm" fo:line-height="100%" text:enable-numbering="false" fo:text-indent="0cm" style:line-break="strict" style:writing-mode="lr-tb"/>
    </style:style>
    <style:style style:name="P8" style:family="paragraph">
      <style:paragraph-properties fo:margin-left="0cm" fo:margin-right="0cm" fo:line-height="100%" fo:text-align="end" text:enable-numbering="false" fo:text-indent="0cm" style:line-break="strict"/>
    </style:style>
    <style:style style:name="P9" style:family="paragraph">
      <style:paragraph-properties fo:margin-left="0cm" fo:margin-right="0cm" fo:line-height="100%" fo:text-align="end" text:enable-numbering="false" fo:text-indent="0cm" style:line-break="strict" style:writing-mode="lr-tb"/>
    </style:style>
    <style:style style:name="P10" style:family="paragraph">
      <style:paragraph-properties fo:margin-left="0cm" fo:margin-right="0cm" fo:line-height="100%" fo:text-align="center" text:enable-numbering="false" fo:text-indent="0cm" style:line-break="strict"/>
    </style:style>
    <style:style style:name="P11" style:family="paragraph">
      <style:paragraph-properties fo:margin-left="0cm" fo:margin-right="0cm" fo:line-height="100%" fo:text-align="center" text:enable-numbering="false" fo:text-indent="0cm" style:line-break="strict" style:writing-mode="lr-tb"/>
    </style:style>
    <style:style style:name="T1" style:family="text">
      <style:text-properties fo:color="#000000" fo:font-size="12pt" fo:language="en" fo:country="GB" fo:font-weight="bold" style:font-size-asian="12pt" style:font-weight-asian="bold" style:font-size-complex="12pt" style:font-weight-complex="bold"/>
    </style:style>
    <style:style style:name="T2" style:family="text">
      <style:text-properties fo:font-family="Verdana" style:font-family-generic="swiss" style:font-pitch="variable" fo:font-size="9pt" fo:language="en" fo:country="GB" fo:font-weight="bold" style:font-size-asian="9pt" style:font-weight-asian="bold" style:font-size-complex="9pt" style:font-weight-complex="bold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3</text:page-number></text:p>
        </draw:text-box>
      </draw:frame>
    </style:handout-master>
    <style:master-page style:name="Standaard" style:page-layout-name="PM1" draw:style-name="dp1">
      <draw:frame draw:style-name="gr3" draw:text-style-name="P3" draw:layer="backgroundobjects" svg:width="5.504cm" svg:height="1.936cm" svg:x="18.838cm" svg:y="16.36cm">
        <draw:image xlink:href="Pictures/1000000000000385000002299F43122C.jpg" xlink:type="simple" xlink:show="embed" xlink:actuate="onLoad">
          <text:p/>
        </draw:image>
      </draw:frame>
      <draw:frame presentation:style-name="Standaard-title" draw:layer="backgroundobjects" svg:width="20.739cm" svg:height="2.779cm" svg:x="2.116cm" svg:y="0.315cm" presentation:class="title" presentation:placeholder="true">
        <draw:text-box/>
      </draw:frame>
      <draw:frame presentation:style-name="Standaard-outline1" draw:layer="backgroundobjects" svg:width="20.792cm" svg:height="11.008cm" svg:x="2.064cm" svg:y="2.962cm" presentation:class="outline" presentation:placeholder="true">
        <draw:text-box/>
      </draw:frame>
      <draw:custom-shape draw:style-name="gr4" draw:text-style-name="P4" draw:layer="backgroundobjects" svg:width="8.466cm" svg:height="1.27cm" svg:x="7.832cm" svg:y="0cm">
        <text:p/>
        <draw:enhanced-geometry svg:viewBox="0 0 21600 21600" draw:type="mso-spt202" draw:enhanced-path="M 0 0 L 21600 0 21600 21600 0 21600 0 0 Z N"/>
      </draw:custom-shape>
      <draw:custom-shape draw:style-name="gr5" draw:text-style-name="P4" draw:layer="backgroundobjects" svg:width="25.4cm" svg:height="1.27cm" svg:x="0cm" svg:y="14.645cm">
        <text:p/>
        <draw:enhanced-geometry svg:viewBox="0 0 21600 21600" draw:type="rectangle" draw:enhanced-path="M 0 0 L 21600 0 21600 21600 0 21600 0 0 Z N"/>
      </draw:custom-shape>
      <draw:custom-shape draw:style-name="gr6" draw:text-style-name="P4" draw:layer="backgroundobjects" svg:width="25.4cm" svg:height="0.211cm" svg:x="0cm" svg:y="14.64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gr7" draw:text-style-name="P5" draw:layer="backgroundobjects" svg:width="19.05cm" svg:height="25.4cm" svg:x="0cm" svg:y="0cm">
          <text:p/>
        </draw:rect>
        <draw:custom-shape draw:style-name="gr8" draw:text-style-name="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7" draw:layer="backgroundobjects" svg:width="8.251cm" svg:height="1.267cm" svg:x="-0.001cm" svg:y="0cm" presentation:class="header">
          <draw:text-box>
            <text:p text:style-name="P6"><text:span text:style-name="T1"><presentation:header/></text:span></text:p>
          </draw:text-box>
        </draw:frame>
        <draw:frame presentation:style-name="pr2" draw:text-style-name="P9" draw:layer="backgroundobjects" svg:width="8.251cm" svg:height="1.267cm" svg:x="10.794cm" svg:y="0cm" presentation:class="date-time">
          <draw:text-box>
            <text:p text:style-name="P8"><text:span text:style-name="T1"><presentation:date-time/></text:span></text:p>
          </draw:text-box>
        </draw:frame>
        <draw:page-thumbnail presentation:style-name="Standaard-title" draw:layer="backgroundobjects" svg:width="12.696cm" svg:height="9.522cm" svg:x="3.175cm" svg:y="1.904cm" presentation:class="page"/>
        <draw:frame presentation:style-name="Standaard-notes" draw:layer="backgroundobjects" svg:width="13.966cm" svg:height="11.427cm" svg:x="2.54cm" svg:y="12.065cm" presentation:class="notes" presentation:placeholder="true">
          <draw:text-box/>
        </draw:frame>
        <draw:frame presentation:style-name="pr3" draw:text-style-name="P7" draw:layer="backgroundobjects" svg:width="8.251cm" svg:height="1.267cm" svg:x="-0.001cm" svg:y="24.129cm" presentation:class="footer">
          <draw:text-box>
            <text:p text:style-name="P6"><text:span text:style-name="T1"><presentation:footer/></text:span></text:p>
          </draw:text-box>
        </draw:frame>
        <draw:frame presentation:style-name="pr4" draw:text-style-name="P9" draw:layer="backgroundobjects" svg:width="8.251cm" svg:height="1.267cm" svg:x="10.794cm" svg:y="24.129cm" presentation:class="page-number">
          <draw:text-box>
            <text:p text:style-name="P8"><text:span text:style-name="T1"><text:page-number>3</text:page-number></text:span></text:p>
          </draw:text-box>
        </draw:frame>
      </presentation:notes>
    </style:master-page>
    <style:master-page style:name="Titel1" style:page-layout-name="PM1" draw:style-name="dp1">
      <draw:custom-shape draw:style-name="gr5" draw:text-style-name="P4" draw:layer="backgroundobjects" svg:width="25.4cm" svg:height="2.117cm" svg:x="0cm" svg:y="10.16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0.753cm" svg:height="2.779cm" svg:x="2.102cm" svg:y="11.946cm" presentation:class="title" presentation:placeholder="true">
        <draw:text-box/>
      </draw:frame>
      <draw:frame presentation:style-name="pr5" draw:text-style-name="P7" draw:layer="backgroundobjects" svg:width="5.287cm" svg:height="1.266cm" svg:x="1.904cm" svg:y="17.249cm" presentation:class="date-time">
        <draw:text-box>
          <text:p text:style-name="P6"><text:span text:style-name="T2"><presentation:date-time/></text:span></text:p>
        </draw:text-box>
      </draw:frame>
      <draw:frame presentation:style-name="pr6" draw:text-style-name="P11" draw:layer="backgroundobjects" svg:width="8.039cm" svg:height="1.266cm" svg:x="8.677cm" svg:y="17.249cm" presentation:class="footer">
        <draw:text-box>
          <text:p text:style-name="P10"><text:span text:style-name="T2"><presentation:footer/></text:span></text:p>
        </draw:text-box>
      </draw:frame>
      <draw:frame draw:style-name="gr3" draw:text-style-name="P3" draw:layer="backgroundobjects" svg:width="8.044cm" svg:height="2.827cm" svg:x="16.298cm" svg:y="15.509cm">
        <draw:image xlink:href="Pictures/1000000000000385000002299F43122C.jpg" xlink:type="simple" xlink:show="embed" xlink:actuate="onLoad">
          <text:p/>
        </draw:image>
      </draw:frame>
      <draw:frame presentation:style-name="Titel1-outline1" draw:layer="backgroundobjects" svg:width="22.856cm" svg:height="12.569cm" svg:x="1.27cm" svg:y="4.458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7" draw:text-style-name="P5" draw:layer="backgroundobjects" svg:width="19.05cm" svg:height="25.4cm" svg:x="0cm" svg:y="0cm">
          <text:p/>
        </draw:rect>
        <draw:custom-shape draw:style-name="gr8" draw:text-style-name="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7" draw:layer="backgroundobjects" svg:width="8.251cm" svg:height="1.267cm" svg:x="-0.001cm" svg:y="0cm" presentation:class="header">
          <draw:text-box>
            <text:p text:style-name="P6"><text:span text:style-name="T1"><presentation:header/></text:span></text:p>
          </draw:text-box>
        </draw:frame>
        <draw:frame presentation:style-name="pr8" draw:text-style-name="P9" draw:layer="backgroundobjects" svg:width="8.251cm" svg:height="1.267cm" svg:x="10.794cm" svg:y="0cm" presentation:class="date-time">
          <draw:text-box>
            <text:p text:style-name="P8"><text:span text:style-name="T1"><presentation:date-time/></text:span></text:p>
          </draw:text-box>
        </draw:frame>
        <draw:page-thumbnail presentation:style-name="Titel1-title" draw:layer="backgroundobjects" svg:width="12.696cm" svg:height="9.522cm" svg:x="3.175cm" svg:y="1.904cm" presentation:class="page"/>
        <draw:frame presentation:style-name="Titel1-notes" draw:layer="backgroundobjects" svg:width="13.966cm" svg:height="11.427cm" svg:x="2.54cm" svg:y="12.065cm" presentation:class="notes" presentation:placeholder="true">
          <draw:text-box/>
        </draw:frame>
        <draw:frame presentation:style-name="pr9" draw:text-style-name="P7" draw:layer="backgroundobjects" svg:width="8.251cm" svg:height="1.267cm" svg:x="-0.001cm" svg:y="24.129cm" presentation:class="footer">
          <draw:text-box>
            <text:p text:style-name="P6"><text:span text:style-name="T1"><presentation:footer/></text:span></text:p>
          </draw:text-box>
        </draw:frame>
        <draw:frame presentation:style-name="pr10" draw:text-style-name="P9" draw:layer="backgroundobjects" svg:width="8.251cm" svg:height="1.267cm" svg:x="10.794cm" svg:y="24.129cm" presentation:class="page-number">
          <draw:text-box>
            <text:p text:style-name="P8"><text:span text:style-name="T1"><text:page-number>3</text:page-number></text:span></text:p>
          </draw:text-box>
        </draw:frame>
      </presentation:notes>
    </style:master-page>
    <style:master-page style:name="Titel2" style:page-layout-name="PM1" draw:style-name="dp1">
      <draw:frame presentation:style-name="Titel2-title" draw:layer="backgroundobjects" svg:width="22.856cm" svg:height="3.171cm" svg:x="1.27cm" svg:y="0.763cm" presentation:class="title" presentation:placeholder="true">
        <draw:text-box/>
      </draw:frame>
      <draw:frame presentation:style-name="Titel2-outline1" draw:layer="backgroundobjects" svg:width="22.856cm" svg:height="12.569cm" svg:x="1.27cm" svg:y="4.445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7" draw:text-style-name="P5" draw:layer="backgroundobjects" svg:width="19.05cm" svg:height="25.4cm" svg:x="0cm" svg:y="0cm">
          <text:p/>
        </draw:rect>
        <draw:custom-shape draw:style-name="gr8" draw:text-style-name="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7" draw:layer="backgroundobjects" svg:width="8.251cm" svg:height="1.267cm" svg:x="-0.001cm" svg:y="0cm" presentation:class="header">
          <draw:text-box>
            <text:p text:style-name="P6"><text:span text:style-name="T1"><presentation:header/></text:span></text:p>
          </draw:text-box>
        </draw:frame>
        <draw:frame presentation:style-name="pr12" draw:text-style-name="P9" draw:layer="backgroundobjects" svg:width="8.251cm" svg:height="1.267cm" svg:x="10.794cm" svg:y="0cm" presentation:class="date-time">
          <draw:text-box>
            <text:p text:style-name="P8"><text:span text:style-name="T1"><presentation:date-time/></text:span></text:p>
          </draw:text-box>
        </draw:frame>
        <draw:page-thumbnail presentation:style-name="Titel2-title" draw:layer="backgroundobjects" svg:width="12.696cm" svg:height="9.522cm" svg:x="3.175cm" svg:y="1.904cm" presentation:class="page"/>
        <draw:frame presentation:style-name="Titel2-notes" draw:layer="backgroundobjects" svg:width="13.966cm" svg:height="11.427cm" svg:x="2.54cm" svg:y="12.065cm" presentation:class="notes" presentation:placeholder="true">
          <draw:text-box/>
        </draw:frame>
        <draw:frame presentation:style-name="pr13" draw:text-style-name="P7" draw:layer="backgroundobjects" svg:width="8.251cm" svg:height="1.267cm" svg:x="-0.001cm" svg:y="24.129cm" presentation:class="footer">
          <draw:text-box>
            <text:p text:style-name="P6"><text:span text:style-name="T1"><presentation:footer/></text:span></text:p>
          </draw:text-box>
        </draw:frame>
        <draw:frame presentation:style-name="pr14" draw:text-style-name="P9" draw:layer="backgroundobjects" svg:width="8.251cm" svg:height="1.267cm" svg:x="10.794cm" svg:y="24.129cm" presentation:class="page-number">
          <draw:text-box>
            <text:p text:style-name="P8"><text:span text:style-name="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dc:title>PowerPoint Presentation</dc:title>
    <dc:creator>jochen van der wal</dc:creator>
    <dc:date>2007-06-25T11:02:21</dc:date>
    <meta:print-date>2007-06-25T10:53:10</meta:print-date>
    <dc:language>nl-NL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75"/>
  </office:meta>
</office:document-meta>
</file>